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D1" style:family="table-cell">
      <style:table-cell-properties fo:background-color="#00a933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background-color="#00a933" fo:padding="0.097cm" fo:border-left="0.5pt solid #000000" fo:border-right="none" fo:border-top="none" fo:border-bottom="0.5pt solid #000000">
        <style:background-image/>
      </style:table-cell-properties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background-color="#00a93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b9e9f" officeooo:paragraph-rsid="001b9e9f"/>
    </style:style>
    <style:style style:name="P2" style:family="paragraph" style:parent-style-name="Standard">
      <style:text-properties officeooo:rsid="001b9e9f" officeooo:paragraph-rsid="001d40bc"/>
    </style:style>
    <style:style style:name="P3" style:family="paragraph" style:parent-style-name="Standard">
      <style:text-properties officeooo:rsid="001d40bc" officeooo:paragraph-rsid="001d40bc"/>
    </style:style>
    <style:style style:name="P4" style:family="paragraph" style:parent-style-name="Standard">
      <style:text-properties officeooo:rsid="001d40bc" officeooo:paragraph-rsid="001ef58c"/>
    </style:style>
    <style:style style:name="P5" style:family="paragraph" style:parent-style-name="Standard">
      <style:text-properties fo:font-weight="bold" officeooo:rsid="001b9e9f" officeooo:paragraph-rsid="001b9e9f" style:font-weight-asian="bold" style:font-weight-complex="bold"/>
    </style:style>
    <style:style style:name="P6" style:family="paragraph" style:parent-style-name="Standard">
      <style:text-properties fo:font-weight="bold" officeooo:rsid="001d40bc" officeooo:paragraph-rsid="001d40bc" style:font-weight-asian="bold" style:font-weight-complex="bold"/>
    </style:style>
    <style:style style:name="P7" style:family="paragraph" style:parent-style-name="Standard">
      <style:text-properties fo:font-weight="bold" officeooo:rsid="00202bb3" officeooo:paragraph-rsid="00202bb3" style:font-weight-asian="bold" style:font-weight-complex="bold"/>
    </style:style>
    <style:style style:name="P8" style:family="paragraph" style:parent-style-name="Standard">
      <style:text-properties officeooo:rsid="001ef58c" officeooo:paragraph-rsid="001ef58c"/>
    </style:style>
    <style:style style:name="P9" style:family="paragraph" style:parent-style-name="Standard">
      <style:text-properties fo:font-weight="normal" officeooo:rsid="00204170" officeooo:paragraph-rsid="00204170" style:font-weight-asian="normal" style:font-weight-complex="normal"/>
    </style:style>
    <style:style style:name="P10" style:family="paragraph" style:parent-style-name="Standard">
      <style:text-properties fo:font-weight="normal" officeooo:rsid="0022c3bf" officeooo:paragraph-rsid="0022c3bf" style:font-weight-asian="normal" style:font-weight-complex="normal"/>
    </style:style>
    <style:style style:name="P11" style:family="paragraph" style:parent-style-name="Table_20_Contents">
      <style:text-properties officeooo:rsid="001b9e9f" officeooo:paragraph-rsid="001b9e9f"/>
    </style:style>
    <style:style style:name="P12" style:family="paragraph" style:parent-style-name="Table_20_Contents">
      <style:text-properties fo:color="#00a933" loext:opacity="100%"/>
    </style:style>
    <style:style style:name="P13" style:family="paragraph" style:parent-style-name="Table_20_Contents">
      <style:text-properties officeooo:rsid="001ef58c" officeooo:paragraph-rsid="001ef58c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40bc"/>
    </style:style>
    <style:style style:name="T2" style:family="text">
      <style:text-properties officeooo:rsid="00202bb3"/>
    </style:style>
    <style:style style:name="T3" style:family="text">
      <style:text-properties officeooo:rsid="00217b5b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QCM : <text:span text:style-name="T2">5 pts</text:span></text:p>
      <text:p text:style-name="P1"/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11">1.</text:p>
          </table:table-cell>
          <table:table-cell table:style-name="Tableau1.A1" office:value-type="string">
            <text:p text:style-name="Table_20_Contents"/>
          </table:table-cell>
          <table:table-cell table:style-name="Tableau1.C1" office:value-type="string">
            <text:p text:style-name="Table_20_Contents"/>
          </table:table-cell>
          <table:table-cell table:style-name="Tableau1.D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1">2.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P12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1">3.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  <table:table-cell table:style-name="Tableau1.D3" office:value-type="string">
            <text:p text:style-name="Table_20_Contents"/>
          </table:table-cell>
        </table:table-row>
      </table:table>
      <text:p text:style-name="P1"/>
      <text:p text:style-name="P3">1.</text:p>
      <text:p text:style-name="P3">0,5 pts pour entourer</text:p>
      <text:p text:style-name="P3">0,5 pt pour dire Thalès</text:p>
      <text:p text:style-name="P1"/>
      <text:p text:style-name="P1">2.</text:p>
      <text:p text:style-name="P1"><draw:g text:anchor-type="as-char" svg:y="-0.572cm" draw:z-index="0" draw:style-name="gr1"><svg:title>TexMaths</svg:title><svg:desc>12§display§GF = \frac{HF\times DE}{HD} = \frac{2,7\times 12}{8,1} = 4 §svg§600§FALSE§</svg:desc><draw:g draw:style-name="gr2"><draw:path draw:style-name="gr67" draw:text-style-name="P14" svg:width="6.177cm" svg:height="0.898cm" svg:x="0.001cm" svg:y="0.023cm" svg:viewBox="0 0 6178 899" svg:d="M3090 899c-1031 0-2060 0-3090 0 0-300 0-599 0-899 2059 0 4119 0 6178 0 0 300 0 599 0 899-1029 0-2059 0-3088 0z"><text:p/></draw:path><draw:path draw:style-name="gr68" draw:text-style-name="P15" svg:width="0.298cm" svg:height="0.305cm" svg:x="0.001cm" svg:y="0.277cm" svg:viewBox="0 0 299 306" svg:d="M299 4c0-2 0-4-5-4-1 0-1 0-6 5-10 11-19 21-29 32-5-6-24-37-71-37-93 0-188 92-188 191 0 67 47 115 115 115 18 0 37-4 53-10 20-8 29-18 36-26 4 11 16 26 19 26s1-1 3-1c1-1 6-17 7-26 2-11 6-22 8-33 3-7 4-14 6-21 5-19 5-19 29-21 2 0 7 0 7-8 0-2-2-4-6-4-9 0-35 2-44 2-13 0-46-2-59-2-4 0-8 0-8 9 0 3 2 3 12 3 7 0 13 0 22 2 11 1 14 2 14 8 0 4-5 23-10 38-12 46-66 51-82 51-39 0-84-24-84-89 0-12 4-82 48-137 23-29 64-54 106-54 43 0 68 33 68 82 0 17-1 15-1 20 0 4 4 5 6 5 5 0 5-1 7-8 9-36 18-72 27-108z"><text:p/></draw:path><draw:path draw:style-name="gr69" draw:text-style-name="P15" svg:width="0.298cm" svg:height="0.285cm" svg:x="0.327cm" svg:y="0.288cm" svg:viewBox="0 0 299 286" svg:d="M112 149c13 0 27 0 40 0 32 0 35 7 35 19 0 4 0 8-2 20-1 3-1 4-1 5 0 4 2 5 4 5 4 0 4-1 6-8 9-30 16-62 24-92 2-4 2-6 2-7s-3-5-6-5c-5 0-4 3-6 10-9 32-18 40-54 40-14 0-26 0-39 0 9-36 18-71 27-107 3-15 4-16 22-16 20 0 38 0 57 0 51 0 61 13 61 46 0 9 0 12-1 23-1 6-1 6-1 7 0 2 1 6 4 6 5 0 6-3 6-11 3-24 6-49 9-73 1-11 0-11-11-11-68 0-138 0-206 0-9 0-14 0-14 8 0 5 4 5 12 5 16 0 28 0 28 7 0 2 0 3-2 10-18 74-38 149-56 223-4 17-6 19-38 19-7 0-12 0-12 9 0 5 5 5 6 5 12 0 43-2 56-2 14 0 48 2 63 2 3 0 8 0 8-8 0-3-1-3-2-4-1-2-3-2-12-2s-11 0-22 0c-12-1-13-3-13-8 0-1 0-4 1-10 9-36 18-70 27-105z"><text:p/></draw:path><draw:path draw:style-name="gr70" draw:text-style-name="P15" svg:width="0.279cm" svg:height="0.097cm" svg:x="0.782cm" svg:y="0.42cm" svg:viewBox="0 0 280 98" svg:d="M265 17c7 0 15 0 15-9 0-8-8-8-14-8-84 0-169 0-253 0-6 0-13 0-13 8 0 9 7 9 14 9 84 0 167 0 251 0zM266 98c6 0 14 0 14-8s-8-8-15-8c-84 0-167 0-251 0-7 0-14 0-14 8s7 8 13 8c84 0 169 0 253 0z"><text:p/></draw:path><draw:path draw:style-name="gr71" draw:text-style-name="P15" svg:width="0.354cm" svg:height="0.287cm" svg:x="1.271cm" svg:y="0.001cm" svg:viewBox="0 0 355 288" svg:d="M305 32c3-14 5-19 36-19 11 0 14 0 14-8 0-5-5-5-6-5-12 0-42 1-54 1-13 0-42-1-55-1-2 0-7 0-7 8 0 5 3 5 12 5 5 0 8 0 15 1 8 0 11 2 11 6 0 3 0 4-1 9-8 35-17 68-25 103-43 0-85 0-129 0 9-34 16-66 24-100 5-14 6-19 36-19 11 0 15 0 15-8 0-5-5-5-6-5-12 0-42 1-54 1s-42-1-54-1c-4 0-9 0-9 8 0 5 4 5 12 5 2 0 9 0 16 1 7 0 12 2 12 6 0 3-1 4-2 9-20 75-38 151-57 227-3 15-5 19-38 19-7 0-11 0-11 8 0 5 5 5 6 5 11 0 41-1 53-1 9 0 18 0 27 0s18 1 28 1c2 0 8 0 8-8 0-5-4-5-12-5-15 0-27 0-27-7 0-3 1-5 1-8 10-38 19-76 29-115 43 0 85 0 128 0-18 70-27 109-29 115-4 15-12 15-38 15-6 0-11 0-11 8 0 5 4 3 6 5 12 0 42-1 54-1 9 0 18 0 27 0s19 1 27 1c4 0 9 0 9-8 0-5-4-5-12-5-16 0-27 0-27-7 0-3 0-5 1-8 20-76 38-152 57-228z"><text:p/></draw:path><draw:path draw:style-name="gr72" draw:text-style-name="P15" svg:width="0.299cm" svg:height="0.286cm" svg:x="1.655cm" svg:y="0.003cm" svg:viewBox="0 0 300 287" svg:d="M112 150c13 0 27 0 40 0 33 0 35 6 35 19 0 3 0 7-2 21-1 2-1 3-1 4 0 4 2 5 4 5 5 0 5-1 6-8 9-31 16-61 24-93 2-3 2-4 2-6 0-1-2-4-5-4-5 0-5 2-7 8-9 34-18 41-54 41-14 0-26 0-39 0 9-36 18-71 27-107 4-14 4-17 22-17 20 0 38 0 57 0 51 0 61 15 61 47 0 10 0 11-1 23-1 5-1 6-1 7 0 2 1 5 6 5 3 0 4-3 4-11 3-24 6-48 9-72 2-12 0-12-11-12-68 0-138 0-206 0-9 0-14 0-14 8 0 5 4 5 12 5 16 0 28 0 28 7 0 3 0 4-2 11-18 75-38 149-56 223-4 16-4 20-38 20-7 0-12 0-12 8 0 5 5 5 6 5 12 0 43-1 56-1 14 0 48 1 63 1 3 0 8 0 8-9 0-3-2-3-2-4-1 0-1 0-12 0-9 0-11 0-22-2-12-1-13-2-13-8 0-4 0-4 1-10 9-34 18-69 27-104z"><text:p/></draw:path><draw:path draw:style-name="gr73" draw:text-style-name="P15" svg:width="0.203cm" svg:height="0.202cm" svg:x="2.124cm" svg:y="0.083cm" svg:viewBox="0 0 204 203" svg:d="M102 89c-28-28-56-55-84-83-5-6-6-6-10-6-3 0-8 4-8 8 0 3 1 4 6 9 28 27 56 56 84 84-28 29-56 56-84 85-5 5-6 5-6 8 0 5 5 9 8 9 4 0 5-1 10-6 28-29 56-57 84-84 29 29 59 57 88 87 2 0 3 3 6 3 4 0 8-4 8-9 0-1 0-2-1-4s-67-68-89-89c25-25 52-52 77-77 2-2 8-8 11-11 0-1 2-2 2-5 0-4-4-8-8-8s-5 1-10 6c-28 28-56 55-84 83z"><text:p/></draw:path><draw:path draw:style-name="gr74" draw:text-style-name="P15" svg:width="0.321cm" svg:height="0.287cm" svg:x="2.501cm" svg:y="0.001cm" svg:viewBox="0 0 322 288" svg:d="M50 256c-4 15-4 19-38 19-7 0-12 0-12 8 0 5 4 5 12 5 47 0 92 0 139 0 88 0 171-89 171-181 0-59-35-107-99-107-47 0-95 0-141 0-9 0-14 0-14 8 0 5 4 5 12 5 6 0 14 0 20 1 6 0 8 3 8 6s0 4-1 9c-19 75-37 151-57 227zM142 29c3-15 4-16 22-16 15 0 30 0 45 0 42 0 77 23 77 78 0 21-9 90-45 136-12 15-45 48-97 48-16 0-32 0-48 0-6 0-7 0-10 0-3-1-4-1-4-5 0-1 0-2 2-10 19-78 38-154 58-231z"><text:p/></draw:path><draw:path draw:style-name="gr75" draw:text-style-name="P15" svg:width="0.305cm" svg:height="0.286cm" svg:x="2.861cm" svg:y="0.003cm" svg:viewBox="0 0 306 287" svg:d="M282 188c1-2 2-4 2-6-1-2 0-4-4-4s-5 2-6 6c-27 62-42 90-116 90-20 0-40 0-61 0-6 0-7 0-9 0-4-2-5-2-5-5 0-1 0-3 2-10 10-38 18-77 28-115 14 0 27 0 42 0 36 0 36 10 36 19 0 4 0 9-3 22-1 1-1 2-1 3 0 3 1 5 5 5s5-1 6-8c8-33 16-66 24-99 0-2-1-4-5-4-3 0-5 2-6 8-8 31-15 41-55 41-13 0-26 0-40 0 9-34 17-67 26-101 4-14 4-17 22-17 21 0 40 0 60 0 52 0 64 12 64 47 0 11 0 11-1 23 0 2 0 5 0 7s1 5 5 5 4-3 6-11c2-24 6-48 8-72 1-12-1-12-12-12-71 0-142 0-212 0-9 0-14 0-14 8 0 5 4 5 12 5 16 0 28 0 28 7 0 3 0 4-2 11-18 75-38 149-56 223-4 16-4 20-38 20-7 0-12 0-12 8 0 5 4 5 12 5 73 0 145 0 218 0 10 0 11 0 14-7 13-32 25-62 38-92z"><text:p/></draw:path><draw:path draw:style-name="gr76" draw:text-style-name="P15" svg:width="1.925cm" svg:height="0.016cm" svg:x="1.254cm" svg:y="0.46cm" svg:viewBox="0 0 1926 17" svg:d="M964 17c-322 0-642 0-964 0 0-6 0-11 0-17 642 0 1284 0 1926 0 0 6 0 11 0 17-321 0-642 0-962 0z"><text:p/></draw:path><draw:path draw:style-name="gr77" draw:text-style-name="P15" svg:width="0.354cm" svg:height="0.287cm" svg:x="1.861cm" svg:y="0.573cm" svg:viewBox="0 0 355 288" svg:d="M305 32c3-14 5-19 36-19 11 0 14 0 14-8 0-5-5-5-6-5-12 0-43 1-54 1-13 0-43-1-55-1-4 0-7 0-7 8 0 5 3 5 11 5 1 0 9 0 16 1 8 2 11 2 11 8 0 1 0 2-1 7-8 35-17 68-25 103-43 0-85 0-129 0 9-34 16-66 24-100 5-14 6-19 36-19 11 0 15 0 15-8 0-5-5-5-6-5-12 0-42 1-54 1s-42-1-54-1c-4 0-9 0-9 8 0 5 4 5 12 5 5 0 9 0 16 1 7 2 12 2 12 8 0 1-1 2-2 7-20 75-38 151-57 227-3 15-5 19-38 19-7 0-11 0-11 8 0 5 5 5 6 5 11 0 41-1 53-1 9 0 18 0 27 0s18 1 28 1c2 0 8 0 8-8 0-5-4-5-12-5-15 0-27 0-27-7 0-3 1-5 1-8 10-38 19-76 29-115 43 0 85 0 128 0-18 70-27 109-29 117-4 13-12 13-38 13-6 0-11 0-11 8 0 5 4 3 6 5 12 0 42-1 54-1 9 0 18 0 27 0s19 1 27 1c4 0 9 0 9-8 0-5-4-5-12-5-16 0-27 0-27-7 0-3 0-5 1-8 20-76 38-152 57-228z"><text:p/></draw:path><draw:path draw:style-name="gr78" draw:text-style-name="P15" svg:width="0.321cm" svg:height="0.287cm" svg:x="2.246cm" svg:y="0.573cm" svg:viewBox="0 0 322 288" svg:d="M49 256c-3 15-5 19-38 19-6 0-11 0-11 8 0 5 4 5 11 5 47 0 93 0 140 0 88 0 171-89 171-181 0-59-36-107-99-107-48 0-95 0-143 0-7 0-12 0-12 8 0 5 4 5 12 5 6 0 14 1 18 1 8 2 10 3 10 8 0 1 0 2-1 7-19 75-39 151-58 227zM140 30c5-16 5-17 23-17 16 0 30 0 46 0 41 0 77 23 77 78 0 21-9 90-45 137-13 16-45 47-98 47-16 0-31 0-47 0-6 0-7 0-10 0-3-1-6-1-6-5 0-1 0-1 3-10 19-76 38-153 57-230z"><text:p/></draw:path><draw:path draw:style-name="gr79" draw:text-style-name="P15" svg:width="0.279cm" svg:height="0.097cm" svg:x="3.371cm" svg:y="0.42cm" svg:viewBox="0 0 280 98" svg:d="M265 17c7 0 15 0 15-9 0-8-8-8-14-8-84 0-169 0-253 0-6 0-13 0-13 8 0 9 7 9 14 9 84 0 167 0 251 0zM266 98c6 0 14 0 14-8s-8-8-15-8c-84 0-167 0-251 0-7 0-14 0-14 8s7 8 13 8c84 0 169 0 253 0z"><text:p/></draw:path><draw:path draw:style-name="gr80" draw:text-style-name="P15" svg:width="0.167cm" svg:height="0.28cm" svg:x="3.864cm" svg:y="0.009cm" svg:viewBox="0 0 168 281" svg:d="M32 248c15-14 30-28 45-43 66-59 91-81 91-123 0-48-38-82-90-82-47 0-78 38-78 77 0 23 20 23 22 23 7 0 22-5 22-22 0-11-8-22-22-22-4 0-5 0-6 0 9-27 32-43 57-43 39 0 57 34 57 69 0 33-22 67-45 93-26 30-54 60-80 90-5 5-5 5-5 16 52 0 104 0 156 0 4-25 8-49 12-73-4 0-7 0-11 0-2 12-5 31-9 37-3 3-30 3-40 3-25 0-50 0-76 0z"><text:p/></draw:path><draw:path draw:style-name="gr81" draw:text-style-name="P15" svg:width="0.048cm" svg:height="0.125cm" svg:x="4.09cm" svg:y="0.244cm" svg:viewBox="0 0 49 126" svg:d="M49 44c0-28-11-44-26-44s-23 10-23 22 8 22 23 22c5 0 9-1 14-6 1 0 1-1 3-1 0 3 0 1 0 7 0 32-15 57-28 70-5 5-5 6-5 7 0 3 1 5 4 5 5 0 38-32 38-82z"><text:p/></draw:path><draw:path draw:style-name="gr82" draw:text-style-name="P15" svg:width="0.179cm" svg:height="0.293cm" svg:x="4.265cm" svg:y="0.004cm" svg:viewBox="0 0 180 294" svg:d="M176 28c4-5 4-6 4-15-34 0-68 0-102 0-52 0-53-6-54-13-4 0-7 0-11 0-5 29-8 58-13 86 4 0 6 0 10 0 2-7 6-33 10-38 4-2 36-2 42-2 29 0 58 0 87 0-4 7-37 52-47 66-38 57-52 116-52 158 0 5 0 24 20 24 19 0 19-19 19-24 0-7 0-14 0-22 0-22 1-45 5-68 1-10 7-46 26-72s37-54 56-80z"><text:p/></draw:path><draw:path draw:style-name="gr83" draw:text-style-name="P15" svg:width="0.203cm" svg:height="0.202cm" svg:x="4.607cm" svg:y="0.083cm" svg:viewBox="0 0 204 203" svg:d="M102 89c-28-28-56-55-84-83-5-6-6-6-10-6-3 0-8 4-8 8 0 3 1 4 6 9 28 27 56 56 84 84-28 29-56 56-84 85-5 5-6 5-6 8 0 5 5 9 8 9 4 0 5-1 10-6 28-29 56-57 84-84 29 29 59 57 88 87 1 0 3 3 6 3 4 0 8-4 8-9 0-1 0-2-1-4 0-2-67-68-89-89 26-25 52-52 78-77 1-2 8-8 10-11 1-1 2-2 2-5 0-4-4-8-8-8s-5 1-10 6c-28 28-56 55-84 83z"><text:p/></draw:path><draw:path draw:style-name="gr84" draw:text-style-name="P15" svg:width="0.138cm" svg:height="0.28cm" svg:x="5.004cm" svg:y="0.009cm" svg:viewBox="0 0 139 281" svg:d="M86 11c0-10 0-11-9-11-25 28-63 28-77 28 0 4 0 8 0 13 8 0 34 0 55-12 0 73 0 145 0 218 0 16-1 21-38 21-5 0-9 0-13 0 0 3 0 8 0 13 14-1 49-1 67-1 17 0 54 0 68 1 0-5 0-10 0-13-5 0-8 0-13 0-37 0-40-5-40-21 0-79 0-157 0-236z"><text:p/></draw:path><draw:path draw:style-name="gr85" draw:text-style-name="P15" svg:width="0.168cm" svg:height="0.28cm" svg:x="5.199cm" svg:y="0.009cm" svg:viewBox="0 0 169 281" svg:d="M32 248c16-14 30-28 46-43 66-59 91-81 91-123 0-48-38-82-90-82-48 0-79 38-79 77 0 23 22 23 23 23 7 0 21-5 21-22 0-11-7-22-21-22-4 0-5 0-6 0 9-27 32-43 57-43 39 0 57 34 57 69 0 33-22 67-45 93-27 30-54 60-81 90-5 5-5 5-5 16 53 0 104 0 157 0 4-25 9-49 12-73-3 0-7 0-11 0-2 12-4 31-9 37-3 3-31 3-40 3-25 0-51 0-77 0z"><text:p/></draw:path><draw:path draw:style-name="gr86" draw:text-style-name="P15" svg:width="1.546cm" svg:height="0.016cm" svg:x="3.842cm" svg:y="0.46cm" svg:viewBox="0 0 1547 17" svg:d="M773 17c-258 0-515 0-773 0 0-6 0-11 0-17 516 0 1031 0 1547 0 0 6 0 11 0 17-258 0-516 0-774 0z"><text:p/></draw:path><draw:path draw:style-name="gr87" draw:text-style-name="P15" svg:width="0.174cm" svg:height="0.289cm" svg:x="4.329cm" svg:y="0.58cm" svg:viewBox="0 0 175 290" svg:d="M52 89c-20-13-22-28-22-35 0-25 28-43 58-43 31 0 57 21 57 53 0 24-17 43-42 58-17-10-35-22-51-33zM113 128c30-15 51-37 51-64 0-40-38-64-76-64-42 0-76 31-76 71 0 7 0 26 18 47 5 4 20 15 31 21-24 13-61 36-61 78 0 45 43 73 88 73 48 0 87-34 87-80 0-16-5-34-20-52-9-8-15-13-42-30zM71 146c17 11 35 22 51 33 12 8 33 20 33 47 0 31-33 52-67 52-36 0-66-26-66-61 0-24 13-51 49-71z"><text:p/></draw:path><draw:path draw:style-name="gr88" draw:text-style-name="P15" svg:width="0.049cm" svg:height="0.125cm" svg:x="4.558cm" svg:y="0.817cm" svg:viewBox="0 0 50 126" svg:d="M50 44c0-27-10-44-27-44-15 0-23 11-23 22 0 12 8 22 23 22 5 0 11-1 14-6 1 0 1-1 3-1 1 0 1 1 1 7 0 32-15 57-29 70-5 5-5 6-5 7 0 3 3 5 5 5 4 0 38-32 38-82z"><text:p/></draw:path><draw:path draw:style-name="gr89" draw:text-style-name="P15" svg:width="0.138cm" svg:height="0.28cm" svg:x="4.747cm" svg:y="0.58cm" svg:viewBox="0 0 139 281" svg:d="M86 11c0-10 0-11-9-11-27 28-64 28-77 28 0 4 0 8 0 13 8 0 32 0 55-11 0 72 0 144 0 217 0 16-1 21-39 21-5 0-9 0-14 0 0 3 0 8 0 13 15-1 52-1 69-1s53 0 68 1c0-5 0-10 0-13-5 0-9 0-14 0-37 0-39-5-39-21 0-79 0-157 0-236z"><text:p/></draw:path><draw:path draw:style-name="gr90" draw:text-style-name="P15" svg:width="0.28cm" svg:height="0.097cm" svg:x="5.58cm" svg:y="0.42cm" svg:viewBox="0 0 281 98" svg:d="M266 17c6 0 15 0 15-9 0-8-9-8-15-8-84 0-168 0-252 0-6 0-14 0-14 8 0 9 8 9 14 9 84 0 168 0 252 0zM266 98c6 0 15 0 15-8s-9-8-15-8c-84 0-168 0-252 0-6 0-14 0-14 8s8 8 14 8c84 0 168 0 252 0z"><text:p/></draw:path><draw:path draw:style-name="gr91" draw:text-style-name="P15" svg:width="0.186cm" svg:height="0.283cm" svg:x="6.014cm" svg:y="0.288cm" svg:viewBox="0 0 187 284" svg:d="M113 215c0 12 0 24 0 37 0 16-1 19-33 19-3 0-6 0-9 0 0 4 0 9 0 13 18-1 39-1 57-1s40 0 58 1c0-4 0-9 0-13-4 0-6 0-10 0-31 0-31-3-31-19 0-13 0-25 0-37 15 0 28 0 42 0 0-5 0-9 0-12-14 0-27 0-42 0 0-64 0-129 0-192 0-9 0-11-7-11-4 0-5 0-8 5-44 66-87 132-130 198 0 3 0 7 0 12 37 0 76 0 113 0zM115 203c-35 0-68 0-103 0 35-53 68-105 103-157 0 52 0 104 0 157z"><text:p/></draw:path></draw:g></draw:g><text:s/>cm</text:p>
      <text:p text:style-name="P1">1 pt pour le produit en croix</text:p>
      <text:p text:style-name="P1">1 pt pour réponse</text:p>
      <text:p text:style-name="P1"/>
      <text:p text:style-name="P1">3.</text:p>
      <text:p text:style-name="P2"><draw:g text:anchor-type="as-char" svg:y="-0.572cm" draw:z-index="1" draw:style-name="gr1"><svg:title>TexMaths</svg:title><svg:desc>12§display§GH = \frac{HE\times HF}{HD} = \frac{5\times 2,7}{8,1} \simeq 1,7§svg§600§FALSE§</svg:desc><draw:g draw:style-name="gr2"><draw:path draw:style-name="gr41" draw:text-style-name="P14" svg:width="6.447cm" svg:height="0.898cm" svg:x="0.001cm" svg:y="0.021cm" svg:viewBox="0 0 6448 899" svg:d="M0 0c2149 0 4299 0 6448 0 0 300 0 599 0 899-2149 0-4299 0-6448 0 0-300 0-599 0-899z"><text:p/></draw:path><draw:path draw:style-name="gr42" draw:text-style-name="P15" svg:width="0.298cm" svg:height="0.305cm" svg:x="0.001cm" svg:y="0.275cm" svg:viewBox="0 0 299 306" svg:d="M299 4c0-2-1-4-5-4-1 0-1 0-6 5-10 11-20 21-30 32-4-6-23-37-70-37-93 0-188 92-188 191 0 67 47 115 114 115 19 0 38-4 53-10 21-8 30-18 37-26 4 11 14 26 19 26 3 0 1-1 3-1 1-1 4-17 7-26 2-11 6-22 8-33 1-7 4-14 5-21 5-19 6-19 30-21 1 0 6 0 6-8 0-2-1-4-5-4-9 0-35 2-44 2-13 0-46-2-59-2-4 0-10 0-10 9 0 3 4 3 14 3 7 0 12 0 21 2 12 1 13 2 13 8 0 4-4 23-8 38-12 46-67 51-82 51-40 0-84-24-84-89 0-12 4-82 48-137 23-29 64-54 106-54 43 0 67 33 67 81 0 18-1 16-1 21 0 4 5 5 7 5 5 0 5-1 7-8 9-36 18-72 27-108z"><text:p/></draw:path><draw:path draw:style-name="gr43" draw:text-style-name="P15" svg:width="0.354cm" svg:height="0.286cm" svg:x="0.327cm" svg:y="0.286cm" svg:viewBox="0 0 355 287" svg:d="M305 32c5-15 5-20 36-20 11 0 14 0 14-8 0-4-5-4-6-4-12 0-42 1-54 1s-42-1-54-1c-3 0-8 0-8 8 0 4 3 4 12 4 5 0 8 0 15 1 8 1 12 1 12 7 0 2-1 3-2 8-8 34-17 68-25 103-43 0-85 0-129 0 9-33 17-66 26-99 3-15 4-20 34-20 11 0 15 0 15-8 0-4-5-4-6-4-12 0-42 1-54 1s-42-1-54-1c-4 0-9 0-9 8 0 4 4 4 12 4 2 0 9 0 16 1 8 1 12 1 12 7 0 2 0 3-1 8-19 75-39 151-58 226-3 17-5 20-38 20-7 0-11 0-11 9 0 4 5 4 6 4 12 0 42-1 54-1 8 0 18 1 26 1 10 0 18 0 28 0 4 0 8 0 8-9 0-4-3-4-12-4-15 0-27 0-27-8 0-2 1-4 1-7 10-38 19-77 29-115 43 0 85 0 128 0-17 70-27 110-29 116-3 14-12 14-38 14-6 0-10 0-10 9 0 4 5 4 6 4 11 0 41-1 53-1 10 0 18 1 28 1 8 0 18 0 27 0 3 0 9 0 9-9 0-4-5-4-12-4-16 0-28 0-28-8 0-2 1-4 1-7 20-75 38-151 57-227z"><text:p/></draw:path><draw:path draw:style-name="gr44" draw:text-style-name="P15" svg:width="0.28cm" svg:height="0.097cm" svg:x="0.836cm" svg:y="0.418cm" svg:viewBox="0 0 281 98" svg:d="M266 17c6 0 15 0 15-9 0-8-9-8-15-8-84 0-168 0-252 0-6 0-14 0-14 8 0 9 8 9 14 9 84 0 168 0 252 0zM266 98c6 0 15 0 15-8s-9-8-15-8c-84 0-168 0-252 0-6 0-14 0-14 8s8 8 14 8c84 0 168 0 252 0z"><text:p/></draw:path><draw:path draw:style-name="gr45" draw:text-style-name="P15" svg:width="0.354cm" svg:height="0.287cm" svg:x="1.324cm" svg:y="0.001cm" svg:viewBox="0 0 355 288" svg:d="M306 32c4-15 4-19 35-19 11 0 14 0 14-8 0-5-5-5-6-5-12 0-42 1-54 1s-42-1-54-1c-3 0-8 0-8 8 0 5 3 5 12 5 1 0 8 0 15 1 9 0 12 2 12 6 0 3 0 3-2 9-8 35-17 68-25 103-43 0-85 0-129 0 9-34 17-66 26-100 3-15 4-19 34-19 12 0 15 0 15-8 0-5-4-5-6-5-11 0-42 1-53 1-13 0-43-1-55-1-4 0-7 0-7 8 0 5 3 5 10 5 2 0 10 0 17 1 7 0 11 2 11 6 0 3 0 4-1 9-19 75-37 150-57 225-4 17-6 21-38 21-8 0-12 0-12 8 0 5 5 5 6 5 12 0 42-1 54-1 8 0 18 0 26 0 10 0 20 1 28 1 4 0 8 0 8-8 0-5-3-5-12-5-15 0-27 0-27-7 0-3 1-5 2-8 10-39 18-78 28-116 43 0 86 0 129 0-18 71-27 110-30 116-3 15-12 15-38 15-6 0-10 0-10 8 0 5 5 5 6 5 12 0 42-1 53-1 10 0 19 0 28 0s18 1 27 1c4 0 9 0 9-8 0-5-4-5-12-5-16 0-28 0-28-7 0-3 1-5 1-8 20-76 39-152 58-228z"><text:p/></draw:path><draw:path draw:style-name="gr46" draw:text-style-name="P15" svg:width="0.304cm" svg:height="0.286cm" svg:x="1.71cm" svg:y="0.002cm" svg:viewBox="0 0 305 287" svg:d="M282 188c1-2 2-4 2-6-2-2 0-4-6-4-3 0-3 2-4 4-28 63-44 92-116 92-20 0-40 0-61 0-6 0-7 0-9 0-5-2-6-2-6-5 0-1 0-3 2-10 10-38 19-77 29-115 14 0 27 0 42 0 36 0 36 10 36 19 0 4 0 9-4 21 0 2-1 3-1 4 0 3 2 5 6 5s5-2 6-8c8-33 16-66 24-99 0-2-2-4-5-4s-5 2-6 7c-8 32-17 42-55 42-13 0-26 0-40 0 9-34 17-67 26-101 3-16 3-17 22-17 20 0 40 0 59 0 52 0 65 12 65 47 0 10 0 11-2 23 0 2 0 5 0 7s1 5 4 5c5 0 6-3 6-11 3-24 6-48 9-72 1-12 0-12-11-12-71 0-143 0-214 0-8 0-12 0-12 8 0 5 4 5 12 5 16 0 27 0 27 7 0 3 0 3-1 11-20 75-38 148-57 222-3 17-5 21-38 21-7 0-11 0-11 8 0 5 4 5 11 5 73 0 146 0 219 0 10 0 10-1 14-7 13-32 25-62 38-92z"><text:p/></draw:path><draw:path draw:style-name="gr47" draw:text-style-name="P15" svg:width="0.202cm" svg:height="0.203cm" svg:x="2.185cm" svg:y="0.08cm" svg:viewBox="0 0 203 204" svg:d="M102 90c-29-28-56-56-85-84-5-5-6-6-9-6-4 0-8 5-8 8 0 4 0 5 5 9 27 29 56 56 84 85-28 29-57 56-84 85-5 4-5 5-5 9s4 8 8 8c3 0 4-1 9-6 27-29 56-56 84-84 29 29 59 58 87 88 2 0 4 2 6 2 5 0 9-4 9-8 0-2 0-3-1-5 0-1-68-67-89-89 26-25 51-52 78-77 1-2 8-8 9-11 2-1 3-2 3-6 0-3-4-8-9-8-3 0-4 2-9 7-28 28-55 55-83 83z"><text:p/></draw:path><draw:path draw:style-name="gr48" draw:text-style-name="P15" svg:width="0.354cm" svg:height="0.287cm" svg:x="2.56cm" svg:y="0.001cm" svg:viewBox="0 0 355 288" svg:d="M305 32c3-15 5-19 36-19 11 0 14 0 14-8 0-5-5-5-6-5-12 0-42 1-54 1s-42-1-54-1c-3 0-8 0-8 8 0 5 3 5 12 5 5 0 8 0 15 1 8 0 12 2 12 6 0 3-1 3-2 9-8 35-17 68-25 103-43 0-85 0-129 0 9-34 17-66 26-100 3-15 4-19 34-19 11 0 15 0 15-8 0-5-5-5-6-5-12 0-42 1-54 1s-42-1-54-1c-4 0-9 0-9 8 0 5 4 5 12 5 2 0 9 0 16 1 8 0 12 2 12 6 0 3 0 4-2 9-20 75-38 150-57 225-3 17-5 21-38 21-7 0-11 0-11 8 0 5 5 5 6 5 12 0 42-1 53-1 9 0 19 0 27 0 10 0 18 1 28 1 4 0 8 0 8-8 0-5-3-5-12-5-15 0-27 0-27-7 0-3 1-5 1-8 10-39 19-78 29-116 43 0 85 0 128 0-17 71-27 110-29 116-3 15-12 15-38 15-6 0-10 0-10 8 0 5 5 5 6 5 11 0 41-1 53-1 10 0 18 0 28 0 8 0 18 1 26 1 4 0 10 0 10-8 0-5-5-5-12-5-16 0-28 0-28-7 0-3 1-5 1-8 20-76 38-152 57-228z"><text:p/></draw:path><draw:path draw:style-name="gr49" draw:text-style-name="P15" svg:width="0.299cm" svg:height="0.286cm" svg:x="2.944cm" svg:y="0.002cm" svg:viewBox="0 0 300 287" svg:d="M112 150c13 0 27 0 40 0 33 0 36 6 36 19 0 3 0 7-3 21-1 1-1 3-1 4 0 3 2 5 4 5 5 0 5-1 8-9 7-32 15-62 22-92 2-4 2-4 2-6 0-1-2-4-5-4-5 0-5 1-7 8-9 34-18 41-54 41-14 0-26 0-39 0 10-36 18-71 28-107 3-16 3-17 23-17 18 0 37 0 55 0 51 0 61 15 61 47 0 10 0 11-1 23 0 5 0 6 0 7 0 2 1 5 5 5s4-3 6-11c2-24 6-48 8-72 1-12-1-12-12-12-68 0-138 0-206 0-9 0-14 0-14 8 0 5 5 5 12 5 16 0 28 0 28 7 0 3 0 3-2 11-18 75-38 148-56 222-3 17-4 21-38 21-7 0-12 0-12 8 0 5 5 5 6 5 13 0 44-1 56-1 14 0 50 1 63 1 3 0 9 0 9-9 0-3-3-3-3-4-1 0-1 0-11 0s-12 0-23-2c-12-1-13-2-13-8 1-4 0-4 2-10 9-34 17-69 26-104z"><text:p/></draw:path><draw:path draw:style-name="gr50" draw:text-style-name="P15" svg:width="1.949cm" svg:height="0.016cm" svg:x="1.309cm" svg:y="0.459cm" svg:viewBox="0 0 1950 17" svg:d="M0 0c650 0 1300 0 1950 0 0 6 0 11 0 17-650 0-1300 0-1950 0 0-6 0-11 0-17z"><text:p/></draw:path><draw:path draw:style-name="gr51" draw:text-style-name="P15" svg:width="0.354cm" svg:height="0.287cm" svg:x="1.927cm" svg:y="0.572cm" svg:viewBox="0 0 355 288" svg:d="M306 32c4-14 4-19 35-19 11 0 14 0 14-8 0-5-5-5-6-5-12 0-42 1-54 1s-42-1-54-1c-3 0-8 0-8 8 0 5 3 5 12 5 1 0 8 0 15 1 9 2 12 2 12 8 0 1-1 2-2 7-8 35-17 68-25 103-43 0-85 0-129 0 9-34 17-66 26-100 3-14 4-19 34-19 11 0 15 0 15-8 0-5-5-5-6-5-11 0-42 1-54 1s-42-1-54-1c-4 0-9 0-9 8 0 5 5 5 12 5 2 0 10 0 17 1 7 2 11 2 11 8 0 1 0 2-1 7-19 75-37 151-57 227-4 16-6 19-38 19-8 0-12 0-12 8 0 5 5 5 6 5 12 0 42-1 54-1 8 0 18 1 26 1 10 0 20 0 28 0 4 0 8 0 8-8 0-5-3-5-12-5-15 0-27 0-27-7 0-3 1-5 1-8 10-38 19-76 29-115 43 0 85 0 128 0-17 70-26 109-29 117-3 13-12 13-38 13-6 0-10 0-10 8 0 5 5 5 6 5 12 0 42-1 53-1 10 0 18 1 28 1 9 0 18 0 27 0 3 0 9 0 9-8 0-5-4-5-12-5-16 0-28 0-28-7 0-3 1-5 1-8 20-76 39-152 58-228z"><text:p/></draw:path><draw:path draw:style-name="gr52" draw:text-style-name="P15" svg:width="0.322cm" svg:height="0.287cm" svg:x="2.312cm" svg:y="0.572cm" svg:viewBox="0 0 323 288" svg:d="M50 256c-4 16-4 19-38 19-7 0-12 0-12 8 0 5 4 5 12 5 47 0 92 0 139 0 88 0 172-89 172-181 0-59-36-107-100-107-47 0-95 0-141 0-9 0-14 0-14 8 0 5 5 5 14 5 4 0 12 1 18 1 6 2 8 3 8 8 0 1 0 2-1 7-19 75-37 151-57 227zM142 30c3-16 4-17 22-17 15 0 30 0 45 0 42 0 77 23 77 78 0 21-9 90-45 137-12 16-45 47-97 47-16 0-32 0-48 0-6 0-6 0-10 0-3 0-4-1-4-5 0-1 0-1 2-10 19-76 38-153 58-230z"><text:p/></draw:path><draw:path draw:style-name="gr53" draw:text-style-name="P15" svg:width="0.28cm" svg:height="0.097cm" svg:x="3.448cm" svg:y="0.418cm" svg:viewBox="0 0 281 98" svg:d="M266 17c6 0 15 0 15-9 0-8-9-8-15-8-84 0-168 0-252 0-6 0-14 0-14 8 0 9 8 9 14 9 84 0 168 0 252 0zM266 98c6 0 15 0 15-8s-9-8-15-8c-84 0-168 0-252 0-6 0-14 0-14 8s8 8 14 8c84 0 168 0 252 0z"><text:p/></draw:path><draw:path draw:style-name="gr54" draw:text-style-name="P15" svg:width="0.167cm" svg:height="0.289cm" svg:x="3.941cm" svg:y="0.007cm" svg:viewBox="0 0 168 290" svg:d="M168 196c0-51-35-93-80-93-20 0-39 7-53 22 0-28 0-54 0-82 8 3 21 5 36 5 51 0 80-38 80-43 0-3-1-5-3-5s-2 0-4 1c-8 4-29 12-58 12-16 0-36-2-55-12-3-1-5-1-6-1-3 0-3 4-3 11 0 42 0 83 0 125 0 7 0 10 6 10 2 0 3-1 4-3 5-7 21-30 56-30 21 0 32 19 36 27 6 16 7 32 7 53 0 15 0 40-11 58-10 17-25 27-44 27-32 0-56-22-63-48 1 2 3 2 7 2 15 0 22-11 22-21 0-11-7-20-22-20-6 0-20 2-20 21 0 36 29 78 77 78s91-40 91-94z"><text:p/></draw:path><draw:path draw:style-name="gr55" draw:text-style-name="P15" svg:width="0.203cm" svg:height="0.203cm" svg:x="4.287cm" svg:y="0.08cm" svg:viewBox="0 0 204 204" svg:d="M102 90c-28-28-56-56-84-84-6-5-6-6-10-6s-8 5-8 8c0 4 1 5 5 9 29 29 56 56 85 85-29 29-56 56-85 85-4 4-5 5-5 9s4 8 8 8 4-1 10-6c28-29 56-56 84-84 29 29 58 58 86 88 2 0 4 2 8 2s8-4 8-8c0-2 0-3-2-5 0-1-68-67-88-89 25-25 52-52 77-77 2-2 8-8 11-11 0-1 2-2 2-6 0-3-4-8-8-8s-6 2-11 7c-28 28-55 55-83 83z"><text:p/></draw:path><draw:path draw:style-name="gr56" draw:text-style-name="P15" svg:width="0.167cm" svg:height="0.28cm" svg:x="4.667cm" svg:y="0.007cm" svg:viewBox="0 0 168 281" svg:d="M32 248c15-14 30-28 45-43 66-59 91-81 91-123 0-48-37-82-89-82-48 0-79 38-79 77 0 23 22 23 23 23 7 0 21-5 21-22 0-12-7-23-22-23-3 0-4 0-5 1 9-27 32-43 56-43 39 0 57 34 57 69 0 33-21 67-45 93-26 30-54 60-80 90-5 5-5 5-5 16 52 0 104 0 156 0 4-25 8-49 12-73-4 0-6 0-10 0-2 12-6 31-9 37-4 3-31 3-41 3-25 0-50 0-76 0z"><text:p/></draw:path><draw:path draw:style-name="gr57" draw:text-style-name="P15" svg:width="0.049cm" svg:height="0.125cm" svg:x="4.893cm" svg:y="0.243cm" svg:viewBox="0 0 50 126" svg:d="M50 43c0-27-10-43-27-43-15 0-23 10-23 22s8 22 23 22c5 0 11-2 14-6 1 0 1-1 3-1 0 3 1 1 1 6 0 31-15 58-29 71-5 5-5 6-5 7 0 3 3 5 5 5 4 0 38-32 38-83z"><text:p/></draw:path><draw:path draw:style-name="gr58" draw:text-style-name="P15" svg:width="0.18cm" svg:height="0.294cm" svg:x="5.068cm" svg:y="0.003cm" svg:viewBox="0 0 181 295" svg:d="M178 29c3-5 3-6 3-15-35 0-68 0-103 0-50 0-52-6-54-14-4 0-6 0-10 0-4 29-9 59-14 88 4 0 7 0 11 0 1-8 5-34 11-39 2-2 36-2 40-2 29 0 59 0 88 0-5 6-38 53-48 66-37 57-52 115-52 158 0 5-1 24 20 24 19 0 20-19 20-24 0-7 0-14 0-21 0-23 1-46 4-69 2-9 8-47 26-72 19-26 38-54 58-80z"><text:p/></draw:path><draw:path draw:style-name="gr59" draw:text-style-name="P15" svg:width="1.335cm" svg:height="0.016cm" svg:x="3.92cm" svg:y="0.459cm" svg:viewBox="0 0 1336 17" svg:d="M0 0c445 0 890 0 1336 0 0 6 0 11 0 17-446 0-891 0-1336 0 0-6 0-11 0-17z"><text:p/></draw:path><draw:path draw:style-name="gr60" draw:text-style-name="P15" svg:width="0.174cm" svg:height="0.289cm" svg:x="4.301cm" svg:y="0.579cm" svg:viewBox="0 0 175 290" svg:d="M50 89c-19-13-20-28-20-35 0-25 28-43 56-43 32 0 59 21 59 53 0 24-17 44-42 58-18-10-35-22-53-33zM113 128c30-15 50-37 50-64 0-40-37-64-75-64-42 0-77 31-77 71 0 7 1 26 19 47 5 4 20 15 30 22-24 12-60 35-60 77 0 45 43 73 86 73 48 0 89-34 89-80 0-14-5-34-21-52-8-8-15-13-41-30zM70 146c18 11 34 22 52 33 11 8 32 20 32 47 0 31-32 52-66 52-36 0-68-26-68-61 0-24 15-51 50-71z"><text:p/></draw:path><draw:path draw:style-name="gr61" draw:text-style-name="P15" svg:width="0.048cm" svg:height="0.125cm" svg:x="4.531cm" svg:y="0.816cm" svg:viewBox="0 0 49 126" svg:d="M49 44c0-27-11-44-26-44s-23 11-23 23c0 11 8 21 23 21 5 0 9-1 14-4 1-2 1-2 3-2 0 3 0 0 0 6 0 32-15 57-29 71-4 4-4 5-4 6 0 4 1 5 4 5 5 0 38-32 38-82z"><text:p/></draw:path><draw:path draw:style-name="gr62" draw:text-style-name="P15" svg:width="0.138cm" svg:height="0.28cm" svg:x="4.719cm" svg:y="0.579cm" svg:viewBox="0 0 139 281" svg:d="M86 12c0-11 0-12-9-12-27 28-64 28-77 28 0 4 0 8 0 13 8 0 34 0 55-11 0 72 0 144 0 217 0 16-1 21-39 21-5 0-9 0-14 0 0 3 0 8 0 13 16-1 52-1 69-1s54 0 68 1c0-5 0-10 0-13-5 0-8 0-13 0-38 0-40-5-40-21 0-79 0-157 0-235z"><text:p/></draw:path><draw:path draw:style-name="gr63" draw:text-style-name="P15" svg:width="0.281cm" svg:height="0.18cm" svg:x="5.446cm" svg:y="0.376cm" svg:viewBox="0 0 282 181" svg:d="M282 14c0-9-4-13-6-13s-6 1-6 11c-2 35-31 55-59 55-25 0-45-14-67-31-23-18-46-36-73-36-42 0-71 37-71 77 0 13 4 8 6 13 5 0 6-8 6-10 2-40 36-56 59-56 25 0 45 14 67 31 23 18 44 36 73 36 41 0 71-37 71-77zM16 164c-8 0-16 0-16 9 0 8 8 8 14 8 84 0 168 0 252 0 8 0 16 0 16-8 0-9-8-9-16-9-84 0-166 0-250 0z"><text:p/></draw:path><draw:path draw:style-name="gr64" draw:text-style-name="P15" svg:width="0.138cm" svg:height="0.279cm" svg:x="5.906cm" svg:y="0.293cm" svg:viewBox="0 0 139 280" svg:d="M86 11c0-11 0-11-9-11-27 26-64 26-77 26 0 5 0 9 0 14 8 0 34 0 55-11 0 73 0 145 0 218 0 15-1 19-39 19-5 0-9 0-14 0 0 4 0 9 0 14 15-2 52-2 69-2s54 0 68 2c0-5 0-10 0-14-5 0-8 0-13 0-38 0-40-3-40-19 0-79 0-157 0-236z"><text:p/></draw:path><draw:path draw:style-name="gr65" draw:text-style-name="P15" svg:width="0.048cm" svg:height="0.125cm" svg:x="6.116cm" svg:y="0.526cm" svg:viewBox="0 0 49 126" svg:d="M49 44c0-27-11-44-27-44-14 0-22 11-22 23 0 11 8 21 22 21 4 0 10-1 15-4 1-2 1-2 1-2 2 0 2 0 2 6 0 32-15 57-29 71-5 5-5 5-5 6 0 4 2 5 5 5 5 0 38-32 38-82z"><text:p/></draw:path><draw:path draw:style-name="gr66" draw:text-style-name="P15" svg:width="0.18cm" svg:height="0.293cm" svg:x="6.29cm" svg:y="0.289cm" svg:viewBox="0 0 181 294" svg:d="M178 29c3-6 3-6 3-16-33 0-68 0-102 0-51 0-53-5-54-13-3 0-7 0-11 0-4 29-9 58-14 86 4 0 7 0 11 0 1-6 5-32 11-38 2-2 36-2 40-2 29 0 59 0 88 0-5 7-38 52-47 67-38 56-53 115-53 158 0 4 0 23 21 23 19 0 19-19 19-23 0-7 0-14 0-21 0-23 1-47 5-70 1-10 7-46 25-72 19-26 38-53 58-79z"><text:p/></draw:path></draw:g></draw:g><text:s/><text:span text:style-name="T1">cm</text:span></text:p>
      <text:p text:style-name="P3">1 pt pour le produit en croix </text:p>
      <text:p text:style-name="P3">1 pt pour réponse</text:p>
      <text:p text:style-name="P3"/>
      <text:p text:style-name="P6">Exercice 1 : <text:span text:style-name="T2">5 pts</text:span></text:p>
      <text:p text:style-name="P3"/>
      <text:p text:style-name="P3">modélisation en nommant des points : 1 pt</text:p>
      <text:p text:style-name="P3">invoquer Thalès : 1 pt</text:p>
      <text:p text:style-name="P3">faire un produit en croix correct : 1 pt</text:p>
      <text:p text:style-name="P3">réponse : <text:span text:style-name="T2">1</text:span> pt</text:p>
      <text:p text:style-name="P3">phrase réponse : <text:span text:style-name="T2">1</text:span> pt</text:p>
      <text:p text:style-name="P3"/>
      <text:p text:style-name="P3">réponse : </text:p>
      <text:p text:style-name="P3"><draw:g text:anchor-type="as-char" svg:y="-0.561cm" draw:z-index="2" draw:style-name="gr1"><svg:title>TexMaths</svg:title><svg:desc>12§display§p = \frac{1,2\times 1,5}{1} = 1,8§svg§600§FALSE§</svg:desc><draw:g draw:style-name="gr2"><draw:path draw:style-name="gr25" draw:text-style-name="P14" svg:width="3.732cm" svg:height="0.81cm" svg:x="0.022cm" svg:y="0.023cm" svg:viewBox="0 0 3733 811" svg:d="M1868 811c-623 0-1245 0-1868 0 0-271 0-541 0-811 1245 0 2488 0 3733 0 0 270 0 540 0 811-622 0-1244 0-1865 0z"><text:p/></draw:path><draw:path draw:style-name="gr26" draw:text-style-name="P15" svg:width="0.22cm" svg:height="0.267cm" svg:x="0.001cm" svg:y="0.38cm" svg:viewBox="0 0 221 268" svg:d="M32 238c-3 14-3 17-22 17-5 0-10 0-10 8 0 4 2 5 6 5 11 0 23-1 35-1 14 0 29 1 42 1 2 0 7 0 7-9 0-4-4-4-10-4-21 0-21-3-21-6 0-5 18-75 21-84 5 12 17 26 39 26 49 0 102-61 102-124 0-39-24-67-57-67-21 0-42 16-55 31-5-23-23-31-38-31-19 0-28 17-31 24-8 14-14 40-14 41 0 5 5 5 6 5 4 0 4-2 8-10 7-30 15-50 30-50 7 0 13 3 13 19 0 9-1 14-3 21-15 63-32 125-48 188zM107 55c3-12 14-24 21-30 16-13 28-15 35-15 17 0 27 14 27 39 0 24-14 74-22 89-14 30-34 43-49 43-29 0-34-34-34-37 0-1 0-1 1-7 8-28 14-54 21-82z"><text:p/></draw:path><draw:path draw:style-name="gr27" draw:text-style-name="P15" svg:width="0.279cm" svg:height="0.099cm" svg:x="0.368cm" svg:y="0.412cm" svg:viewBox="0 0 280 100" svg:d="M265 17c7 0 15 0 15-9 0-8-8-8-14-8-84 0-169 0-253 0-6 0-13 0-13 8 0 9 7 9 14 9 84 0 167 0 251 0zM266 100c6 0 14-2 14-10 0-10-8-8-15-8-84 0-167 0-251 0-7 0-14-2-14 8 0 8 7 10 13 10 84 0 169 0 253 0z"><text:p/></draw:path><draw:path draw:style-name="gr28" draw:text-style-name="P15" svg:width="0.138cm" svg:height="0.28cm" svg:x="0.877cm" svg:y="0.001cm" svg:viewBox="0 0 139 281" svg:d="M86 11c0-10 0-11-9-11-27 28-64 28-77 28 0 4 0 8 0 13 8 0 34 0 55-12 0 73 0 145 0 218 0 16-1 21-38 21-5 0-10 0-15 0 0 3 0 8 0 13 16-1 52-1 69-1s54 0 68 1c0-5 0-10 0-13-5 0-8 0-13 0-38 0-40-5-40-21 0-79 0-157 0-236z"><text:p/></draw:path><draw:path draw:style-name="gr29" draw:text-style-name="P15" svg:width="0.048cm" svg:height="0.125cm" svg:x="1.087cm" svg:y="0.238cm" svg:viewBox="0 0 49 126" svg:d="M49 43c0-27-11-43-26-43s-23 10-23 22 8 22 23 22c5 0 9-2 14-6 1 0 1-1 3-1 0 3 0 1 0 6 0 31-15 57-29 71-4 5-4 6-4 7 0 3 1 5 4 5 5 0 38-32 38-83z"><text:p/></draw:path><draw:path draw:style-name="gr30" draw:text-style-name="P15" svg:width="0.168cm" svg:height="0.28cm" svg:x="1.259cm" svg:y="0.001cm" svg:viewBox="0 0 169 281" svg:d="M32 249c16-15 30-29 46-44 66-58 91-81 91-123 0-48-38-82-90-82-48 0-79 38-79 77 0 23 22 23 23 23 7 0 21-5 21-22 0-11-7-22-21-22-4 0-5 0-6 0 9-27 32-43 57-43 39 0 57 34 57 69 0 33-22 67-45 93-27 30-54 60-81 90-5 5-5 5-5 16 53 0 104 0 157 0 4-25 9-49 12-73-3 0-7 0-11 0-2 12-4 31-9 37-3 4-31 4-40 4-25 0-51 0-77 0z"><text:p/></draw:path><draw:path draw:style-name="gr31" draw:text-style-name="P15" svg:width="0.203cm" svg:height="0.202cm" svg:x="1.604cm" svg:y="0.075cm" svg:viewBox="0 0 204 203" svg:d="M102 89c-28-28-56-55-84-83-5-6-6-6-10-6-3 0-8 4-8 8 0 3 1 4 6 9 28 27 56 56 84 84-28 29-56 56-84 85-5 5-6 5-6 9s5 8 8 8c4 0 5-1 10-6 28-29 56-56 84-84 29 29 59 58 88 88 2 0 3 2 6 2 4 0 8-4 8-8 0-2 0-3-1-5 0-1-67-67-89-89 25-25 52-52 77-77 2-2 9-8 11-11 1-1 2-2 2-5 0-4-4-8-8-8s-5 1-10 6c-28 28-56 55-84 83z"><text:p/></draw:path><draw:path draw:style-name="gr32" draw:text-style-name="P15" svg:width="0.138cm" svg:height="0.28cm" svg:x="2cm" svg:y="0.001cm" svg:viewBox="0 0 139 281" svg:d="M86 11c0-10 0-11-9-11-27 28-63 28-77 28 0 4 0 8 0 13 8 0 34 0 55-12 0 73 0 145 0 218 0 16-1 21-38 21-5 0-10 0-15 0 0 3 0 8 0 13 16-1 52-1 69-1s54 0 68 1c0-5 0-10 0-13-5 0-8 0-13 0-38 0-40-5-40-21 0-79 0-157 0-236z"><text:p/></draw:path><draw:path draw:style-name="gr33" draw:text-style-name="P15" svg:width="0.048cm" svg:height="0.125cm" svg:x="2.21cm" svg:y="0.238cm" svg:viewBox="0 0 49 126" svg:d="M49 43c0-27-11-43-26-43s-23 10-23 22 8 22 23 22c5 0 9-2 14-6 1 0 1-1 3-1 0 3 0 1 0 6 0 31-15 57-29 71-4 5-4 6-4 7 0 3 1 5 4 5 5 0 38-32 38-83z"><text:p/></draw:path><draw:path draw:style-name="gr34" draw:text-style-name="P15" svg:width="0.168cm" svg:height="0.29cm" svg:x="2.382cm" svg:y="0.001cm" svg:viewBox="0 0 169 291" svg:d="M169 196c0-49-35-92-80-92-21 0-39 6-54 21 0-28 0-54 0-82 8 3 23 6 36 6 51 0 81-38 81-44 0-3-1-5-4-5-2 0-2 0-3 1-8 4-30 12-57 12-17 0-36-2-57-11-3-1-3-1-5-1-4 0-4 3-4 10 0 42 0 83 0 125 0 7 0 11 6 11 3 0 3-2 6-4 4-7 20-30 54-30 21 0 32 19 36 28 7 15 7 31 7 52 0 15 0 40-10 58-9 17-25 28-45 28-30 0-54-23-62-48 2 1 3 1 8 1 13 0 20-11 20-21 0-9-7-20-20-20-6 0-22 2-22 22 0 37 30 78 77 78 49 0 92-41 92-95z"><text:p/></draw:path><draw:path draw:style-name="gr35" draw:text-style-name="P15" svg:width="1.733cm" svg:height="0.016cm" svg:x="0.84cm" svg:y="0.451cm" svg:viewBox="0 0 1734 17" svg:d="M867 17c-290 0-578 0-867 0 0-6 0-11 0-17 579 0 1156 0 1734 0 0 6 0 11 0 17-289 0-578 0-867 0z"><text:p/></draw:path><draw:path draw:style-name="gr36" draw:text-style-name="P15" svg:width="0.138cm" svg:height="0.28cm" svg:x="1.639cm" svg:y="0.574cm" svg:viewBox="0 0 139 281" svg:d="M86 11c0-10 0-11-9-11-27 28-64 28-77 28 0 3 0 8 0 12 8 0 32 0 55-11 0 73 0 145 0 218 0 16-1 21-39 21-5 0-9 0-14 0 0 3 0 8 0 13 15-1 52-1 69-1s53 0 68 1c0-5 0-10 0-13-5 0-9 0-14 0-37 0-39-5-39-21 0-79 0-157 0-236z"><text:p/></draw:path><draw:path draw:style-name="gr37" draw:text-style-name="P15" svg:width="0.28cm" svg:height="0.099cm" svg:x="2.764cm" svg:y="0.412cm" svg:viewBox="0 0 281 100" svg:d="M266 17c6 0 15 0 15-9 0-8-9-8-15-8-84 0-168 0-252 0-6 0-14 0-14 8 0 9 8 9 14 9 84 0 168 0 252 0zM266 100c6 0 15-2 15-10 0-10-9-8-15-8-84 0-168 0-252 0-6 0-14-2-14 8 0 8 8 10 14 10 84 0 168 0 252 0z"><text:p/></draw:path><draw:path draw:style-name="gr38" draw:text-style-name="P15" svg:width="0.138cm" svg:height="0.279cm" svg:x="3.223cm" svg:y="0.287cm" svg:viewBox="0 0 139 280" svg:d="M86 11c0-11 0-11-9-11-27 26-64 26-77 26 0 5 0 9 0 14 8 0 32 0 55-11 0 72 0 144 0 217 0 16-1 21-39 21-5 0-9 0-14 0 0 3 0 8 0 13 15-1 52-1 69-1s53 0 68 1c0-5 0-10 0-13-5 0-9 0-14 0-37 0-39-5-39-21 0-79 0-157 0-235z"><text:p/></draw:path><draw:path draw:style-name="gr39" draw:text-style-name="P15" svg:width="0.048cm" svg:height="0.125cm" svg:x="3.432cm" svg:y="0.521cm" svg:viewBox="0 0 49 126" svg:d="M49 44c0-27-9-44-26-44-15 0-23 11-23 23 0 11 8 21 23 21 5 0 11-1 14-4 1-2 1-2 3-2 0 3 1 0 1 6 0 32-16 57-29 70-5 5-5 6-5 7 0 3 3 5 4 5 5 0 38-32 38-82z"><text:p/></draw:path><draw:path draw:style-name="gr40" draw:text-style-name="P15" svg:width="0.174cm" svg:height="0.288cm" svg:x="3.602cm" svg:y="0.287cm" svg:viewBox="0 0 175 289" svg:d="M50 88c-19-14-20-28-20-35 0-25 28-43 58-43s57 22 57 52c0 24-17 45-42 59-18-11-35-23-53-33zM113 127c30-15 50-37 50-65 0-38-37-62-75-62-42 0-77 30-77 70 0 7 1 26 19 46 5 5 20 16 31 23-25 12-61 35-61 77 0 45 43 73 88 73 46 0 87-34 87-80 0-14-5-34-20-52-9-8-16-13-42-30zM71 145c17 11 35 22 51 33 12 8 32 20 32 47 0 31-32 52-66 52-36 0-66-26-66-61 0-24 13-51 49-71z"><text:p/></draw:path></draw:g></draw:g><text:s/>m</text:p>
      <text:p text:style-name="P3"/>
      <text:p text:style-name="P6">Exercice 2 : <text:span text:style-name="T2">6pts</text:span></text:p>
      <text:p text:style-name="P3"/>
      <text:p text:style-name="P3">faire tableau : 2 pt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3">42</text:p>
          </table:table-cell>
          <table:table-cell table:style-name="Tableau2.B1" office:value-type="string">
            <text:p text:style-name="P13">32,4</text:p>
          </table:table-cell>
        </table:table-row>
        <table:table-row>
          <table:table-cell table:style-name="Tableau2.A2" office:value-type="string">
            <text:p text:style-name="P13">70</text:p>
          </table:table-cell>
          <table:table-cell table:style-name="Tableau2.B2" office:value-type="string">
            <text:p text:style-name="P13">54</text:p>
          </table:table-cell>
        </table:table-row>
      </table:table>
      <text:p text:style-name="P3"/>
      <text:p text:style-name="P4">vérifier si le tableau est proportionnel en calculant des quotients : 2 pts</text:p>
      <text:p text:style-name="P4"><draw:g text:anchor-type="as-char" svg:y="-0.572cm" draw:z-index="3" draw:style-name="gr1"><svg:title>TexMaths</svg:title><svg:desc>12§display§\frac{42}{70} = 0,6§svg§600§FALSE§</svg:desc><draw:g draw:style-name="gr2"><draw:path draw:style-name="gr15" draw:text-style-name="P14" svg:width="1.58cm" svg:height="0.823cm" svg:x="0.022cm" svg:y="0.021cm" svg:viewBox="0 0 1581 824" svg:d="M0 0c527 0 1054 0 1581 0 0 275 0 550 0 824-527 0-1054 0-1581 0 0-274 0-549 0-824z"><text:p/></draw:path><draw:path draw:style-name="gr16" draw:text-style-name="P15" svg:width="0.185cm" svg:height="0.285cm" svg:x="0.012cm" svg:y="0.001cm" svg:viewBox="0 0 186 286" svg:d="M112 216c0 12 0 24 0 36 0 16 0 20-32 20-3 0-6 0-9 0 0 4 0 9 0 14 18-2 39-2 57-2 17 0 40 0 57 2 0-5 0-10 0-14-2 0-6 0-8 0-32 0-33-4-33-20 0-12 0-24 0-36 15 0 28 0 42 0 0-5 0-10 0-13-14 0-27 0-42 0 0-64 0-129 0-192 0-9 0-11-6-11-4 0-6 0-8 5-44 66-87 132-130 198 0 3 0 8 0 13 37 0 74 0 112 0zM114 203c-34 0-68 0-102 0 34-53 68-105 102-157 0 52 0 104 0 157z"><text:p/></draw:path><draw:path draw:style-name="gr17" draw:text-style-name="P15" svg:width="0.167cm" svg:height="0.28cm" svg:x="0.232cm" svg:y="0.004cm" svg:viewBox="0 0 168 281" svg:d="M32 248c15-14 30-28 45-43 66-59 91-81 91-123 0-48-37-82-89-82-48 0-79 38-79 76 0 24 22 24 23 24 7 0 21-5 21-23 0-11-7-22-22-22-3 0-4 0-5 1 9-27 32-43 56-43 39 0 57 34 57 69 0 33-21 67-45 93-26 30-54 60-80 90-5 5-5 5-5 16 53 0 104 0 157 0 4-25 8-49 11-73-3 0-6 0-9 0-3 12-7 31-10 37-4 3-31 3-41 3-25 0-50 0-76 0z"><text:p/></draw:path><draw:path draw:style-name="gr18" draw:text-style-name="P15" svg:width="0.42cm" svg:height="0.016cm" svg:x="0cm" svg:y="0.457cm" svg:viewBox="0 0 421 17" svg:d="M0 0c140 0 281 0 421 0 0 6 0 11 0 17-140 0-281 0-421 0 0-6 0-11 0-17z"><text:p/></draw:path><draw:path draw:style-name="gr19" draw:text-style-name="P15" svg:width="0.179cm" svg:height="0.293cm" svg:x="0.024cm" svg:y="0.573cm" svg:viewBox="0 0 180 294" svg:d="M177 28c3-5 3-6 3-15-34 0-68 0-102 0-52 0-53-5-54-13-4 0-7 0-11 0-5 29-8 58-13 86 4 0 6 0 10 0 2-6 6-33 10-38 4-2 36-2 42-2 29 0 58 0 87 0-4 7-37 52-47 67-38 56-52 115-52 158 0 4 0 23 20 23 19 0 19-19 19-23 0-7 0-14 0-21 0-24 1-47 5-70 1-10 7-46 26-72s37-54 57-80z"><text:p/></draw:path><draw:path draw:style-name="gr20" draw:text-style-name="P15" svg:width="0.177cm" svg:height="0.289cm" svg:x="0.227cm" svg:y="0.578cm" svg:viewBox="0 0 178 290" svg:d="M178 146c0-33-3-67-17-98-19-41-54-48-72-48-25 0-55 12-73 50-14 29-16 63-16 96 0 32 2 70 19 102 18 34 49 42 70 42 23 0 55-8 73-49 13-29 16-61 16-95zM89 281c-17 0-41-11-49-51-5-25-5-64-5-88 0-28 0-56 3-78 9-51 40-54 51-54 14 0 42 7 50 49 4 24 4 56 4 83 0 31 0 60-5 86-6 41-30 53-49 53z"><text:p/></draw:path><draw:path draw:style-name="gr21" draw:text-style-name="P15" svg:width="0.279cm" svg:height="0.099cm" svg:x="0.614cm" svg:y="0.416cm" svg:viewBox="0 0 280 100" svg:d="M265 18c8 0 15-1 15-10 0-8-7-8-13-8-84 0-170 0-254 0-6 0-13 0-13 8 0 9 7 10 14 10 84 0 167 0 251 0zM267 100c6 0 13 0 13-9 0-8-7-8-15-8-84 0-167 0-251 0-7 0-14 0-14 8 0 9 7 9 13 9 84 0 170 0 254 0z"><text:p/></draw:path><draw:path draw:style-name="gr22" draw:text-style-name="P15" svg:width="0.177cm" svg:height="0.289cm" svg:x="1.049cm" svg:y="0.289cm" svg:viewBox="0 0 178 290" svg:d="M178 146c0-33-1-67-17-98-19-41-54-48-71-48-26 0-56 12-74 50-14 29-16 63-16 96 0 32 2 70 19 102 18 34 49 42 70 42 23 0 55-8 73-49 15-29 16-61 16-95zM89 281c-16 0-41-10-49-51-4-25-4-64-4-88 0-28 0-56 2-78 9-51 40-54 51-54 14 0 42 8 50 49 4 24 4 56 4 83 0 31 0 60-5 86-6 41-30 53-49 53z"><text:p/></draw:path><draw:path draw:style-name="gr23" draw:text-style-name="P15" svg:width="0.048cm" svg:height="0.125cm" svg:x="1.281cm" svg:y="0.525cm" svg:viewBox="0 0 49 126" svg:d="M49 44c0-27-11-44-27-44-14 0-22 11-22 23 0 11 8 21 22 21 4 0 10-1 14-4 2-2 1-2 2-2 2 0 2 0 2 6 0 32-15 57-29 71-5 5-5 5-5 6 0 4 2 5 5 5 5 0 38-32 38-82z"><text:p/></draw:path><draw:path draw:style-name="gr24" draw:text-style-name="P15" svg:width="0.174cm" svg:height="0.289cm" svg:x="1.449cm" svg:y="0.289cm" svg:viewBox="0 0 175 290" svg:d="M38 143c0-4 0-6 0-10 0-107 52-122 74-122 10 0 27 2 37 17-6 0-23 0-23 19 0 13 10 19 19 19 7 0 20-4 20-20 0-26-19-46-53-46-54 0-112 55-112 148 0 112 49 142 89 142 47 0 86-39 86-94 0-54-37-95-84-95-29 0-44 21-53 42zM89 278c-27 0-40-25-42-31-7-20-7-54-7-61 0-32 13-76 50-76 7 0 26 0 40 27 7 15 7 37 7 57 0 21 0 42-7 57-12 25-32 27-41 27z"><text:p/></draw:path></draw:g></draw:g></text:p>
      <text:p text:style-name="P4"><draw:g text:anchor-type="as-char" svg:y="-0.572cm" draw:z-index="4" draw:style-name="gr1"><svg:title>TexMaths</svg:title><svg:desc>12§display§\frac{32,4}{54} = 0,6§svg§600§FALSE§</svg:desc><draw:g draw:style-name="gr2"><draw:path draw:style-name="gr3" draw:text-style-name="P14" svg:width="1.978cm" svg:height="0.823cm" svg:x="0.022cm" svg:y="0.021cm" svg:viewBox="0 0 1979 824" svg:d="M0 0c660 0 1319 0 1979 0 0 275 0 550 0 824-660 0-1319 0-1979 0 0-274 0-549 0-824z"><text:p/></draw:path><draw:path draw:style-name="gr4" draw:text-style-name="P15" svg:width="0.174cm" svg:height="0.288cm" svg:x="0.018cm" svg:y="0.004cm" svg:viewBox="0 0 175 289" svg:d="M104 132c35-11 59-41 59-74 0-34-37-58-78-58-42 0-74 25-74 58 0 13 9 21 21 21 14 0 22-9 22-21 0-22-19-22-26-22 13-20 40-25 56-25 17 0 41 8 41 47 0 4-1 30-12 48-13 20-28 21-37 21-4 1-15 1-17 1-4 2-6 2-6 6s2 4 9 4c6 0 14 0 20 0 33 0 49 29 49 71 0 56-29 69-47 69s-50-7-65-32c15 2 28-7 28-23 0-15-11-24-24-24-10 0-23 6-23 24 0 39 38 66 85 66 52 0 90-37 90-80 0-35-27-67-71-77z"><text:p/></draw:path><draw:path draw:style-name="gr5" draw:text-style-name="P15" svg:width="0.167cm" svg:height="0.28cm" svg:x="0.232cm" svg:y="0.004cm" svg:viewBox="0 0 168 281" svg:d="M32 248c16-14 30-28 46-43 65-59 90-81 90-123 0-48-37-82-89-82-48 0-79 38-79 76 0 24 22 24 23 24 7 0 21-5 21-23 0-11-7-22-22-22-3 0-4 0-5 1 9-27 32-43 56-43 39 0 57 34 57 69 0 33-21 67-44 93-27 30-54 60-81 90-5 5-5 5-5 16 53 0 104 0 157 0 4-25 7-49 11-73-4 0-6 0-10 0-2 12-6 31-9 37-4 3-31 3-40 3-25 0-51 0-77 0z"><text:p/></draw:path><draw:path draw:style-name="gr6" draw:text-style-name="P15" svg:width="0.048cm" svg:height="0.125cm" svg:x="0.458cm" svg:y="0.242cm" svg:viewBox="0 0 49 126" svg:d="M49 43c0-27-11-43-27-43-14 0-22 10-22 22s8 22 22 22c4 0 10-2 14-6 1-1 1-1 2-1 2 0 2 0 2 6 0 31-15 57-29 71-5 5-5 6-5 7 0 3 2 5 5 5 5 0 38-32 38-83z"><text:p/></draw:path><draw:path draw:style-name="gr7" draw:text-style-name="P15" svg:width="0.186cm" svg:height="0.285cm" svg:x="0.62cm" svg:y="0.001cm" svg:viewBox="0 0 187 286" svg:d="M113 216c0 12 0 24 0 36 0 16-1 20-33 20-2 0-6 0-8 0 0 4 0 9 0 14 17-2 38-2 56-2s40 0 58 2c0-5 0-10 0-14-4 0-6 0-10 0-31 0-31-4-31-20 0-12 0-24 0-36 15 0 28 0 42 0 0-5 0-10 0-13-14 0-27 0-42 0 0-64 0-129 0-192 0-9 0-11-7-11-4 0-5 0-8 5-44 66-87 132-130 198 0 3 0 8 0 13 37 0 76 0 113 0zM115 203c-35 0-68 0-103 0 35-53 68-105 103-157 0 52 0 104 0 157z"><text:p/></draw:path><draw:path draw:style-name="gr8" draw:text-style-name="P15" svg:width="0.819cm" svg:height="0.016cm" svg:x="0cm" svg:y="0.457cm" svg:viewBox="0 0 820 17" svg:d="M0 0c274 0 546 0 820 0 0 6 0 11 0 17-274 0-546 0-820 0 0-6 0-11 0-17z"><text:p/></draw:path><draw:path draw:style-name="gr9" draw:text-style-name="P15" svg:width="0.168cm" svg:height="0.289cm" svg:x="0.22cm" svg:y="0.578cm" svg:viewBox="0 0 169 290" svg:d="M169 197c0-51-35-93-80-93-21 0-39 6-54 22 0-28 0-55 0-83 8 3 23 6 36 6 51 0 81-38 81-44 0-3-1-5-4-5-2 0-2 0-3 1-8 5-30 13-57 13-17 0-36-3-57-12-3-1-3-1-5-1-4 0-4 4-4 10 0 42 0 83 0 125 0 7 0 10 6 10 3 0 3-1 6-3 4-7 20-30 54-30 21 0 32 20 36 27 7 16 7 33 7 53 0 16 0 41-10 58-9 17-25 27-45 27-30 0-54-21-62-46 2 0 3 1 8 1 13 0 20-12 20-22 0-11-7-20-20-20-6 0-22 3-22 23 0 36 30 76 77 76 49 0 92-40 92-93z"><text:p/></draw:path><draw:path draw:style-name="gr10" draw:text-style-name="P15" svg:width="0.186cm" svg:height="0.283cm" svg:x="0.421cm" svg:y="0.573cm" svg:viewBox="0 0 187 284" svg:d="M113 215c0 12 0 24 0 37 0 16-1 19-33 19-2 0-6 0-8 0 0 4 0 9 0 13 17-1 38-1 56-1s41 0 58 1c0-4 0-9 0-13-2 0-6 0-8 0-32 0-33-3-33-19 0-13 0-25 0-37 15 0 28 0 42 0 0-5 0-10 0-13-14 0-27 0-42 0 0-64 0-128 0-191 0-9 0-11-7-11-4 0-5 0-8 5-44 66-87 131-130 197 0 3 0 8 0 13 37 0 76 0 113 0zM115 202c-35 0-68 0-103 0 35-53 68-105 103-158 0 53 0 105 0 158z"><text:p/></draw:path><draw:path draw:style-name="gr11" draw:text-style-name="P15" svg:width="0.279cm" svg:height="0.099cm" svg:x="1.012cm" svg:y="0.416cm" svg:viewBox="0 0 280 100" svg:d="M265 18c6 0 15-1 15-10 0-8-9-8-14-8-84 0-169 0-253 0-6 0-13 0-13 8 0 9 7 10 13 10 84 0 168 0 252 0zM266 100c5 0 14 0 14-9 0-8-9-8-15-8-84 0-168 0-252 0-6 0-13 0-13 8 0 9 7 9 13 9 84 0 169 0 253 0z"><text:p/></draw:path><draw:path draw:style-name="gr12" draw:text-style-name="P15" svg:width="0.177cm" svg:height="0.289cm" svg:x="1.447cm" svg:y="0.289cm" svg:viewBox="0 0 178 290" svg:d="M178 146c0-33-2-67-17-98-19-41-54-48-72-48-25 0-55 12-73 50-14 29-16 63-16 96 0 32 2 70 19 102 18 34 49 42 70 42 23 0 55-8 73-49 14-29 16-61 16-95zM89 281c-17 0-41-10-49-51-4-25-4-64-4-88 0-28 0-56 2-78 9-51 40-54 51-54 14 0 42 8 50 49 4 24 4 56 4 83 0 31 0 60-5 86-6 41-30 53-49 53z"><text:p/></draw:path><draw:path draw:style-name="gr13" draw:text-style-name="P15" svg:width="0.048cm" svg:height="0.125cm" svg:x="1.679cm" svg:y="0.525cm" svg:viewBox="0 0 49 126" svg:d="M49 44c0-27-11-44-27-44-14 0-22 11-22 23 0 11 8 21 22 21 4 0 10-1 14-4 1-2 1-2 2-2 2 0 2 0 2 6 0 32-15 57-29 71-5 5-5 5-5 6 0 4 2 5 5 5 5 0 38-32 38-82z"><text:p/></draw:path><draw:path draw:style-name="gr14" draw:text-style-name="P15" svg:width="0.174cm" svg:height="0.289cm" svg:x="1.847cm" svg:y="0.289cm" svg:viewBox="0 0 175 290" svg:d="M38 143c0-4 0-6 0-10 0-107 52-122 74-122 10 0 27 2 37 17-6 0-23 0-23 19 0 13 10 19 19 19 7 0 19-4 19-20 0-26-18-46-52-46-54 0-112 55-112 148 0 112 49 142 89 142 47 0 86-39 86-94 0-54-37-95-84-95-29 0-44 21-53 42zM89 278c-28 0-40-25-42-31-7-20-7-54-7-61 0-32 13-76 50-76 7 0 26 0 40 27 7 15 7 37 7 57 0 21 0 42-7 57-12 25-32 27-41 27z"><text:p/></draw:path></draw:g></draw:g></text:p>
      <text:p text:style-name="P4">invoquer Thalès : 1 pt</text:p>
      <text:p text:style-name="P4">conclusion phrase : 1pt </text:p>
      <text:p text:style-name="P8">La planche à repasser est bien proportionnelle.</text:p>
      <text:p text:style-name="P8"/>
      <text:p text:style-name="P7">Exercice 3 : 4 pts</text:p>
      <text:p text:style-name="P9">modélisation <text:span text:style-name="T3">3</text:span> pts</text:p>
      <text:p text:style-name="P10"><text:soft-page-break/>faire une procédure compréhensible : 1 p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1T09:29:14.584000000</meta:creation-date>
    <dc:date>2024-10-11T10:00:44.413000000</dc:date>
    <meta:editing-duration>PT31M27S</meta:editing-duration>
    <meta:editing-cycles>7</meta:editing-cycles>
    <meta:generator>LibreOffice/7.4.3.2$Windows_X86_64 LibreOffice_project/1048a8393ae2eeec98dff31b5c133c5f1d08b890</meta:generator>
    <meta:document-statistic meta:table-count="2" meta:image-count="0" meta:object-count="0" meta:page-count="2" meta:paragraph-count="38" meta:word-count="139" meta:character-count="626" meta:non-whitespace-character-count="517"/>
  </office:meta>
</office:document-meta>
</file>